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51f972" officeooo:paragraph-rsid="0051f97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537b53" officeooo:paragraph-rsid="00537b5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551389" officeooo:paragraph-rsid="0055138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56a156" officeooo:paragraph-rsid="0056a15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51f972" officeooo:paragraph-rsid="0051f9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588c97" officeooo:paragraph-rsid="00588c97" style:font-size-asian="18pt" style:font-weight-asian="bold" style:font-size-complex="18pt" style:font-weight-complex="bold"/>
    </style:style>
    <style:style style:name="T1" style:family="text">
      <style:text-properties officeooo:rsid="0056a156"/>
    </style:style>
    <style:style style:name="T2" style:family="text">
      <style:text-properties officeooo:rsid="00583027"/>
    </style:style>
    <style:style style:name="T3" style:family="text">
      <style:text-properties officeooo:rsid="005841bb"/>
    </style:style>
    <style:style style:name="T4" style:family="text">
      <style:text-properties officeooo:rsid="005a3579"/>
    </style:style>
    <style:style style:name="T5" style:family="text">
      <style:text-properties officeooo:rsid="005b5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Y SMALL SCREENS NEED WORK<text:line-break/></text:p>
      <text:p text:style-name="P5">CSS</text:p>
      <text:p text:style-name="P2">1. Home <text:span text:style-name="T5">DONE</text:span></text:p>
      <text:p text:style-name="P2">2. Auth</text:p>
      <text:p text:style-name="P2">3. Nav</text:p>
      <text:p text:style-name="P3">4. App <text:span text:style-name="T3">DONE</text:span></text:p>
      <text:p text:style-name="P3">5. <text:span text:style-name="T1">Category</text:span></text:p>
      <text:p text:style-name="P4">6. Dashboard <text:span text:style-name="T4">DONE</text:span></text:p>
      <text:p text:style-name="P4">7. Final</text:p>
      <text:p text:style-name="P4">8. Giftcards <text:span text:style-name="T2">DONE</text:span></text:p>
      <text:p text:style-name="P4">9. Menu</text:p>
      <text:p text:style-name="P4">10. Order</text:p>
      <text:p text:style-name="P1"/>
      <text:p text:style-name="P5">Javascrip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8T13:46:45.993000000</meta:creation-date>
    <dc:date>2021-12-11T14:42:48.698000000</dc:date>
    <meta:editing-duration>P12DT6H20M2S</meta:editing-duration>
    <meta:editing-cycles>5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31" meta:character-count="147" meta:non-whitespace-character-count="128"/>
  </office:meta>
</office:document-meta>
</file>